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/>
    </style:style>
    <style:style style:name="ce4" style:family="table-cell" style:parent-style-name="Default" style:data-style-name="N0">
      <style:table-cell-properties fo:border="thin solid #D0D7E5"/>
    </style:style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vendedore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uis Vel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ugo Lop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SAR VILLAG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dres Manz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BIAN LLAMAZAR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ONATAN GONZAL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IONEL MOCC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BIAN LLAMAZAR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ONATAN JONZAL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ONATAN GONZA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BIAN LLMAZAR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BERT SCHUMA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BERT SHUMA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DRIGO IGLESI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BER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SAR SANTORO</text:p>
          </table:table-cell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entas06</meta:initial-creator>
    <dc:creator>ventas06</dc:creator>
    <meta:creation-date>2020-08-20T19:26:01Z</meta:creation-date>
    <dc:date>2020-09-10T20:02:36Z</dc:date>
  </office:meta>
</office:document-meta>
</file>